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ed11" officeooo:paragraph-rsid="0000ed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from Docker!</text:p>
      <text:p text:style-name="P1">This message shows that your installation appears to be working correctly.</text:p>
      <text:p text:style-name="P1"/>
      <text:p text:style-name="P1">To generate this message, Docker took the following steps:</text:p>
      <text:p text:style-name="P1"><text:s/>1. The Docker client contacted the Docker daemon.</text:p>
      <text:p text:style-name="P1"><text:s/>2. The Docker daemon pulled the "hello-world" image from the Docker Hub.</text:p>
      <text:p text:style-name="P1"><text:s text:c="4"/>(amd64)</text:p>
      <text:p text:style-name="P1"><text:s/>3. The Docker daemon created a new container from that image which runs the</text:p>
      <text:p text:style-name="P1"><text:s text:c="4"/>executable that produces the output you are currently reading.</text:p>
      <text:p text:style-name="P1"><text:s/>4. The Docker daemon streamed that output to the Docker client, which sent it</text:p>
      <text:p text:style-name="P1"><text:s text:c="4"/>to your terminal.</text:p>
      <text:p text:style-name="P1"/>
      <text:p text:style-name="P1">To try something more ambitious, you can run an Ubuntu container with:</text:p>
      <text:p text:style-name="P1"><text:s/>$ docker run -it ubuntu bash</text:p>
      <text:p text:style-name="P1"/>
      <text:p text:style-name="P1">Share images, automate workflows, and more with a free Docker ID:</text:p>
      <text:p text:style-name="P1"><text:s/>https://hub.docker.com/</text:p>
      <text:p text:style-name="P1"/>
      <text:p text:style-name="P1">For more examples and ideas, visit:</text:p>
      <text:p text:style-name="P1"><text:s/>https://docs.docker.com/engine/userguide/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7T22:09:14.822343782</meta:creation-date>
    <dc:date>2018-04-27T22:10:04.951850829</dc:date>
    <meta:editing-duration>PT50S</meta:editing-duration>
    <meta:editing-cycles>1</meta:editing-cycles>
    <meta:document-statistic meta:table-count="0" meta:image-count="0" meta:object-count="0" meta:page-count="1" meta:paragraph-count="16" meta:word-count="121" meta:character-count="790" meta:non-whitespace-character-count="666"/>
    <meta:generator>LibreOffice/5.1.6.2$Linux_X86_64 LibreOffice_project/10m0$Build-2</meta:generator>
  </office:meta>
</office:document-meta>
</file>